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9" style:family="graphic" style:parent-style-name="standard">
      <style:graphic-properties draw:fill-color="#2300dc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-color="#ff8080" draw:textarea-horizontal-align="justify" draw:textarea-vertical-align="middle" draw:auto-grow-height="false" fo:wrap-option="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dash" draw:stroke-dash="Ultrafine_20_Dashed" draw:fill-color="#ff8080" draw:opacity="25%" draw:textarea-horizontal-align="justify" draw:textarea-vertical-align="middle" draw:auto-grow-height="false" draw:shadow-opacity="25%"/>
    </style:style>
    <style:style style:name="gr1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style:paragraph-properties fo:text-align="center"/>
      <style:text-properties fo:color="#ffffff" fo:font-size="66pt" style:font-size-asian="66pt" style:font-size-complex="66pt"/>
    </style:style>
    <style:style style:name="P6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7" style:family="paragraph">
      <style:paragraph-properties fo:text-align="center"/>
      <style:text-properties fo:font-family="Arial" style:font-family-generic="roman" style:font-pitch="variable" style:font-family-asian="'Arial Unicode MS'" style:font-family-generic-asian="system" style:font-pitch-asian="variable" style:font-family-complex="'Arial Unicode MS'" style:font-family-generic-complex="system" style:font-pitch-complex="variable"/>
    </style:style>
    <style:style style:name="T1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72pt" fo:font-weight="bold" style:font-size-asian="72pt" style:font-weight-asian="bold" style:font-size-complex="72pt" style:font-weight-complex="bold"/>
    </style:style>
    <style:style style:name="T7" style:family="text">
      <style:text-properties fo:color="#ffffff" fo:font-size="66pt" style:font-size-asian="66pt" style:font-size-complex="66pt"/>
    </style:style>
    <style:style style:name="T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9" style:family="text">
      <style:text-properties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6" draw:id="id56" draw:layer="layout" svg:width="7.62cm" svg:height="5.08cm" svg:x="18.145cm" svg:y="7.35cm">
          <text:p text:style-name="P1">Connect Node to NMRA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7" draw:id="id27" draw:layer="layout" svg:width="7.62cm" svg:height="5.08cm" svg:x="18.145cm" svg:y="40.37cm">
          <text:p text:style-name="P1">Send CID Frame with 12 Bits of 48 Bit Node ID and <text:s/>12 Bit Node Ali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5" draw:id="id65" draw:layer="layout" svg:width="7.62cm" svg:height="5.08cm" svg:x="18.145cm" svg:y="46.72cm">
          <text:p text:style-name="P1"><text:span text:style-name="T1">Receive RID</text:span></text:p>
          <text:p text:style-name="P1"><text:span text:style-name="T1">Fram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7.62cm" svg:height="5.08cm" svg:x="18.145cm" svg:y="26.4cm">
          <text:p text:style-name="P1"><text:span text:style-name="T1">Generate Node ID Alias from 48 Bit Se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7.62cm" svg:height="5.08cm" svg:x="6.08cm" svg:y="26.4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7" draw:id="id57" draw:layer="layout" svg:width="7.62cm" svg:height="5.08cm" svg:x="18.145cm" svg:y="13.7cm">
          <text:p text:style-name="P1">Copy Node ID into <text:span text:style-name="T2">Pseudo-</text:span><text:span text:style-name="T3">Random Number Generator 48 Bit Seed</text:span>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539cm" svg:height="1.27cm" svg:x="16.606cm" svg:y="47.99cm">
          <draw:text-box>
            <text:p>Yes</text:p>
          </draw:text-box>
        </draw:frame>
        <draw:connector draw:style-name="gr5" draw:text-style-name="P1" draw:layer="layout" svg:x1="13.7cm" svg:y1="28.94cm" svg:x2="18.145cm" svg:y2="28.94cm" draw:start-shape="id1" draw:start-glue-point="1" draw:end-shape="id2" draw:end-glue-point="3" svg:d="m13700 28940h4445">
          <text:p/>
        </draw:connector>
        <draw:custom-shape draw:style-name="gr3" draw:text-style-name="P1" xml:id="id3" draw:id="id3" draw:layer="layout" svg:width="7.62cm" svg:height="5.08cm" svg:x="18.145cm" svg:y="53.705cm">
          <text:p text:style-name="P1"><text:span text:style-name="T1">Have all four 12 </text:span></text:p>
          <text:p text:style-name="P1"><text:span text:style-name="T1">Bit Node ID chunks </text:span></text:p>
          <text:p text:style-name="P1"><text:span text:style-name="T1">been 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7.62cm" svg:height="5.08cm" svg:x="28.94cm" svg:y="53.705cm">
          <text:p text:style-name="P1">Move to the next 12 Bits of the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5.765cm" svg:y1="56.245cm" svg:x2="28.94cm" svg:y2="56.245cm" draw:start-shape="id3" draw:start-glue-point="7" draw:end-shape="id4" draw:end-glue-point="3" svg:d="m25765 56245h3175">
          <text:p/>
        </draw:connector>
        <draw:connector draw:style-name="gr5" draw:text-style-name="P1" draw:layer="layout" svg:x1="32.75cm" svg:y1="53.705cm" svg:x2="25.765cm" svg:y2="36.56cm" draw:start-shape="id4" draw:start-glue-point="0" draw:end-shape="id5" draw:end-glue-point="1" svg:d="m32750 53705v-17145h-6985">
          <text:p/>
        </draw:connector>
        <draw:frame draw:style-name="gr6" draw:layer="layout" svg:width="1.315cm" svg:height="0.962cm" svg:x="26.355cm" svg:y="54.975cm">
          <draw:text-box>
            <text:p>No</text:p>
          </draw:text-box>
        </draw:frame>
        <draw:frame draw:style-name="gr7" draw:layer="layout" svg:width="1.539cm" svg:height="0.962cm" svg:x="22.321cm" svg:y="58.785cm">
          <draw:text-box>
            <text:p>Yes</text:p>
          </draw:text-box>
        </draw:frame>
        <draw:custom-shape draw:style-name="gr2" draw:text-style-name="P1" xml:id="id6" draw:id="id6" draw:layer="layout" svg:width="7.62cm" svg:height="5.08cm" svg:x="18.145cm" svg:y="70.85cm">
          <text:p text:style-name="P1">Send Reserve ID (RID) Frame with Alias Node 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1.955cm" svg:y1="75.93cm" svg:x2="21.955cm" svg:y2="77.2cm" draw:start-shape="id6" draw:start-glue-point="2" draw:end-shape="id7" svg:d="m21955 75930v1270">
          <text:p/>
        </draw:connector>
        <draw:custom-shape draw:style-name="gr2" draw:text-style-name="P1" xml:id="id58" draw:id="id58" draw:layer="layout" svg:width="7.62cm" svg:height="5.08cm" svg:x="18.145cm" svg:y="20.05cm">
          <text:p text:style-name="P1"><text:span text:style-name="T1">Set Node as Inhibi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7.62cm" svg:height="5.08cm" svg:x="18.145cm" svg:y="77.2cm">
          <text:p text:style-name="P1">Send Alias Map Definition Frame with Alias and Node 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7.62cm" svg:height="5.08cm" svg:x="18.145cm" svg:y="83.55cm">
          <text:p text:style-name="P1"><text:span text:style-name="T1">Set Node as Permit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1.955cm" svg:y1="82.28cm" svg:x2="21.955cm" svg:y2="83.55cm" draw:start-shape="id7" draw:start-glue-point="2" draw:end-shape="id8" svg:d="m21955 82280v1270">
          <text:p/>
        </draw:connector>
        <draw:frame draw:style-name="gr6" draw:text-style-name="P2" draw:layer="layout" svg:width="20.318cm" svg:height="1.352cm" svg:x="8.62cm" svg:y="2.905cm">
          <draw:text-box>
            <text:p><text:span text:style-name="T4">Node NMRABus CAN Control Registration</text:span></text:p>
          </draw:text-box>
        </draw:frame>
        <draw:frame draw:style-name="gr6" draw:text-style-name="P2" draw:layer="layout" svg:width="19.273cm" svg:height="1.352cm" svg:x="68.945cm" svg:y="4.175cm">
          <draw:text-box>
            <text:p><text:span text:style-name="T4">Node NMRABus CAN Control Response</text:span></text:p>
          </draw:text-box>
        </draw:frame>
        <draw:custom-shape draw:style-name="gr1" draw:text-style-name="P1" xml:id="id23" draw:id="id23" draw:layer="layout" svg:width="7.62cm" svg:height="5.08cm" svg:x="88.545cm" svg:y="6.162cm">
          <text:p text:style-name="P1">Read CAN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7.62cm" svg:height="5.08cm" svg:x="73.39cm" svg:y="26.4cm">
          <text:p text:style-name="P1"><text:span text:style-name="T1">Is Check ID (CID)</text:span></text:p>
          <text:p text:style-name="P1"><text:span text:style-name="T1">Fr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3" draw:id="id53" draw:layer="layout" svg:width="7.62cm" svg:height="5.08cm" svg:x="98.155cm" svg:y="35.29cm">
          <text:p text:style-name="P1"><text:span text:style-name="T1">Is Alias Mapping </text:span></text:p>
          <text:p text:style-name="P1"><text:span text:style-name="T1">Enquiry (AME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1.315cm" svg:height="0.962cm" svg:x="91.17cm" svg:y="31.788cm">
          <draw:text-box>
            <text:p>No</text:p>
          </draw:text-box>
        </draw:frame>
        <draw:frame draw:style-name="gr6" draw:layer="layout" svg:width="1.539cm" svg:height="0.962cm" svg:x="77.566cm" svg:y="31.48cm">
          <draw:text-box>
            <text:p>Yes</text:p>
          </draw:text-box>
        </draw:frame>
        <draw:custom-shape draw:style-name="gr2" draw:text-style-name="P1" xml:id="id14" draw:id="id14" draw:layer="layout" svg:width="7.62cm" svg:height="5.08cm" svg:x="73.39cm" svg:y="33.385cm">
          <text:p text:style-name="P1"><text:span text:style-name="T1">Send Reserve ID (RID)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7.62cm" svg:height="5.08cm" svg:x="117.205cm" svg:y="35.29cm">
          <text:p text:style-name="P1"><text:span text:style-name="T1">Compare 48 Bit Node ID in message data with our 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7.62cm" svg:height="5.08cm" svg:x="128cm" svg:y="35.29cm">
          <text:p text:style-name="P1"><text:span text:style-name="T1">Are they equ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24.825cm" svg:y1="37.83cm" svg:x2="128cm" svg:y2="37.83cm" draw:start-shape="id9" draw:start-glue-point="1" draw:end-shape="id10" draw:end-glue-point="5" svg:d="m124825 37830h3175">
          <text:p/>
        </draw:connector>
        <draw:custom-shape draw:style-name="gr1" draw:text-style-name="P1" xml:id="id11" draw:id="id11" draw:layer="layout" svg:width="7.62cm" svg:height="5.08cm" svg:x="128cm" svg:y="41.64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315cm" svg:height="0.962cm" svg:x="131.715cm" svg:y="40.005cm">
          <draw:text-box>
            <text:p>No</text:p>
          </draw:text-box>
        </draw:frame>
        <draw:connector draw:style-name="gr5" draw:text-style-name="P1" draw:layer="layout" svg:x1="131.81cm" svg:y1="40.37cm" svg:x2="131.81cm" svg:y2="41.64cm" draw:start-shape="id10" draw:start-glue-point="6" draw:end-shape="id11" draw:end-glue-point="0" svg:d="m131810 40370v1270">
          <text:p/>
        </draw:connector>
        <draw:custom-shape draw:style-name="gr2" draw:text-style-name="P1" xml:id="id13" draw:id="id13" draw:layer="layout" svg:width="7.62cm" svg:height="5.08cm" svg:x="138.16cm" svg:y="35.29cm">
          <text:p text:style-name="P1"><text:span text:style-name="T1">Send Alias Map Definition (AMD) Fram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7.62cm" svg:height="5.08cm" svg:x="107.68cm" svg:y="35.29cm">
          <text:p text:style-name="P1"><text:span text:style-name="T1">Does the request </text:span></text:p>
          <text:p text:style-name="P1"><text:span text:style-name="T1">Carry data byt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5.3cm" svg:y1="37.83cm" svg:x2="117.205cm" svg:y2="37.83cm" draw:start-shape="id12" draw:start-glue-point="7" draw:end-shape="id9" draw:end-glue-point="3" svg:d="m115300 37830h1905">
          <text:p/>
        </draw:connector>
        <draw:connector draw:style-name="gr5" draw:text-style-name="P1" draw:layer="layout" svg:x1="135.62cm" svg:y1="37.83cm" svg:x2="138.16cm" svg:y2="37.83cm" draw:start-shape="id10" draw:start-glue-point="7" draw:end-shape="id13" draw:end-glue-point="3" svg:d="m135620 37830h2540">
          <text:p/>
        </draw:connector>
        <draw:connector draw:style-name="gr5" draw:text-style-name="P1" draw:layer="layout" draw:line-skew="-2.039cm" svg:x1="111.49cm" svg:y1="35.29cm" svg:x2="141.97cm" svg:y2="35.29cm" draw:start-shape="id12" draw:start-glue-point="4" draw:end-shape="id13" draw:end-glue-point="0" svg:d="m111490 35290v-2540h30480v2540">
          <text:p/>
        </draw:connector>
        <draw:frame draw:style-name="gr6" draw:layer="layout" svg:width="1.539cm" svg:height="0.962cm" svg:x="95.615cm" svg:y="36.435cm">
          <draw:text-box>
            <text:p>Yes</text:p>
          </draw:text-box>
        </draw:frame>
        <draw:frame draw:style-name="gr6" draw:layer="layout" svg:width="1.539cm" svg:height="0.962cm" svg:x="115.606cm" svg:y="37.065cm">
          <draw:text-box>
            <text:p>Yes</text:p>
          </draw:text-box>
        </draw:frame>
        <draw:frame draw:style-name="gr6" draw:layer="layout" svg:width="1.539cm" svg:height="0.962cm" svg:x="135.16cm" svg:y="36.726cm">
          <draw:text-box>
            <text:p>Yes</text:p>
          </draw:text-box>
        </draw:frame>
        <draw:frame draw:style-name="gr6" draw:layer="layout" svg:width="1.315cm" svg:height="0.962cm" svg:x="112.255cm" svg:y="33.859cm">
          <draw:text-box>
            <text:p>No</text:p>
          </draw:text-box>
        </draw:frame>
        <draw:custom-shape draw:style-name="gr8" draw:text-style-name="P3" draw:layer="layout" svg:width="5.715cm" svg:height="1.27cm" svg:x="101.33cm" svg:y="32.952cm">
          <text:p text:style-name="P1"><text:span text:style-name="T5">Paragraph 6.2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draw:layer="layout" svg:width="5.715cm" svg:height="1.27cm" svg:x="27.27cm" svg:y="80.673cm">
          <text:p text:style-name="P1"><text:span text:style-name="T5">Paragraph 6.2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draw:layer="layout" svg:width="5.715cm" svg:height="1.27cm" svg:x="11.795cm" svg:y="54.34cm">
          <text:p text:style-name="P1"><text:span text:style-name="T5">Paragraph 6.2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18" draw:id="id18" draw:layer="layout" svg:width="7.62cm" svg:height="5.08cm" svg:x="88.63cm" svg:y="26.4cm">
          <text:p text:style-name="P1"><text:span text:style-name="T1">Is 12 Bit Alias </text:span></text:p>
          <text:p text:style-name="P1"><text:span text:style-name="T1">equal</text:span></text:p>
          <text:p text:style-name="P1"><text:span text:style-name="T1"><text:s/></text:span><text:span text:style-name="T1">to any of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5" draw:id="id15" draw:layer="layout" svg:width="7.62cm" svg:height="5.08cm" svg:x="73.39cm" svg:y="40.37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7.2cm" svg:y1="38.465cm" svg:x2="77.2cm" svg:y2="40.37cm" draw:start-shape="id14" draw:start-glue-point="2" draw:end-shape="id15" draw:end-glue-point="0" svg:d="m77200 38465v1905">
          <text:p/>
        </draw:connector>
        <draw:frame draw:style-name="gr6" draw:layer="layout" svg:width="1.539cm" svg:height="0.962cm" svg:x="76.646cm" svg:y="12.712cm">
          <draw:text-box>
            <text:p>Yes</text:p>
          </draw:text-box>
        </draw:frame>
        <draw:custom-shape draw:style-name="gr1" draw:text-style-name="P1" xml:id="id17" draw:id="id17" draw:layer="layout" svg:width="7.62cm" svg:height="5.08cm" svg:x="65.135cm" svg:y="12.43cm">
          <text:p text:style-name="P1">Signal User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5" draw:id="id25" draw:layer="layout" svg:width="7.62cm" svg:height="5.08cm" svg:x="44.815cm" svg:y="12.43cm">
          <text:p text:style-name="P1"><text:span text:style-name="T1">Send PCER message with Event ID = “Duplicate Node ID Detected” <text:s/>(option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7.835cm" svg:y1="14.97cm" svg:x2="72.755cm" svg:y2="14.97cm" draw:start-shape="id16" draw:start-glue-point="5" draw:end-shape="id17" svg:d="m77835 14970h-5080">
          <text:p/>
        </draw:connector>
        <draw:custom-shape draw:style-name="gr8" draw:text-style-name="P3" draw:layer="layout" svg:width="5.715cm" svg:height="1.27cm" svg:x="82.01cm" svg:y="10.607cm">
          <text:p text:style-name="P1"><text:span text:style-name="T5">Paragraph 6.2.6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88.63cm" svg:y1="28.94cm" svg:x2="81.01cm" svg:y2="28.94cm" draw:start-shape="id18" draw:start-glue-point="5" draw:end-shape="id19" draw:end-glue-point="7" svg:d="m88630 28940h-7620">
          <text:p/>
        </draw:connector>
        <draw:frame draw:style-name="gr6" draw:layer="layout" svg:width="1.539cm" svg:height="0.962cm" svg:x="86.725cm" svg:y="27.67cm">
          <draw:text-box>
            <text:p>Yes</text:p>
          </draw:text-box>
        </draw:frame>
        <draw:custom-shape draw:style-name="gr2" draw:text-style-name="P1" xml:id="id54" draw:id="id54" draw:layer="layout" svg:width="7.62cm" svg:height="5.08cm" svg:x="36.56cm" svg:y="26.4cm">
          <text:p text:style-name="P1"><text:span text:style-name="T1">Send Alias Map Reset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715cm" svg:height="1.27cm" svg:x="34.29cm" svg:y="23.81cm">
          <text:p text:style-name="P1"><text:span text:style-name="T5">Paragraph 6.2.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33" draw:id="id33" draw:layer="layout" svg:width="7.62cm" svg:height="5.08cm" svg:x="98.155cm" svg:y="100.06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2" draw:id="id32" draw:layer="layout" svg:width="7.62cm" svg:height="5.08cm" svg:x="88.63cm" svg:y="109.58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9" draw:id="id69" draw:layer="layout" svg:width="7.62cm" svg:height="5.08cm" svg:x="18.145cm" svg:y="102.6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1.955cm" svg:y1="88.63cm" svg:x2="21.955cm" svg:y2="89.9cm" draw:start-shape="id8" draw:start-glue-point="2" draw:end-shape="id20" draw:end-glue-point="0" svg:d="m21955 88630v1270">
          <text:p/>
        </draw:connector>
        <draw:frame draw:style-name="gr6" draw:text-style-name="P4" draw:layer="layout" svg:width="18.57cm" svg:height="8.762cm" svg:x="131.175cm" svg:y="106.457cm">
          <draw:text-box>
            <text:p><text:span text:style-name="T6">Jim Kueneman</text:span></text:p>
            <text:p><text:span text:style-name="T6">Jan 18, 2012</text:span></text:p>
            <text:p><text:span text:style-name="T6">Rev Draft 6</text:span></text:p>
          </draw:text-box>
        </draw:frame>
        <draw:custom-shape draw:style-name="gr9" draw:text-style-name="P5" draw:layer="layout" svg:width="36.83cm" svg:height="11.43cm" svg:x="112.76cm" svg:y="7.985cm">
          <text:p text:style-name="P1"><text:span text:style-name="T7">NMRABus </text:span></text:p>
          <text:p text:style-name="P1"><text:span text:style-name="T7">CANFrame Transfer Spec</text:span></text:p>
          <text:p text:style-name="P1"><text:span text:style-name="T7">and </text:span></text:p>
          <text:p text:style-name="P1"><text:span text:style-name="T7">Message Network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0" draw:id="id20" draw:layer="layout" svg:width="7.62cm" svg:height="5.08cm" svg:x="18.145cm" svg:y="89.9cm">
          <text:p text:style-name="P1"><text:span text:style-name="T1">Send Initialization Comple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1.955cm" svg:y1="94.98cm" svg:x2="21.955cm" svg:y2="96.25cm" draw:start-shape="id20" draw:start-glue-point="2" draw:end-shape="id21" draw:end-glue-point="0" svg:d="m21955 94980v1270">
          <text:p/>
        </draw:connector>
        <draw:custom-shape draw:style-name="gr3" draw:text-style-name="P1" xml:id="id22" draw:id="id22" draw:layer="layout" svg:width="7.62cm" svg:height="5.08cm" svg:x="88.63cm" svg:y="12.43cm">
          <text:p text:style-name="P1"><text:span text:style-name="T1">Is Alias Map </text:span></text:p>
          <text:p text:style-name="P1"><text:span text:style-name="T1">Definition (AMD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6" draw:id="id16" draw:layer="layout" svg:width="7.62cm" svg:height="5.08cm" svg:x="77.835cm" svg:y="12.43cm">
          <text:p text:style-name="P1"><text:span text:style-name="T1">Is 48 Bit NodeID </text:span></text:p>
          <text:p text:style-name="P1"><text:span text:style-name="T1">same as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88.63cm" svg:y1="14.97cm" svg:x2="85.455cm" svg:y2="14.97cm" draw:start-shape="id22" draw:start-glue-point="5" draw:end-shape="id16" draw:end-glue-point="7" svg:d="m88630 14970h-3175">
          <text:p/>
        </draw:connector>
        <draw:connector draw:style-name="gr5" draw:text-style-name="P1" draw:layer="layout" draw:line-skew="3.174cm" svg:x1="81.645cm" svg:y1="17.51cm" svg:x2="92.44cm" svg:y2="26.4cm" draw:start-shape="id16" draw:start-glue-point="6" draw:end-shape="id18" draw:end-glue-point="4" svg:d="m81645 17510v7620h10795v1270">
          <text:p/>
        </draw:connector>
        <draw:frame draw:style-name="gr6" draw:layer="layout" svg:width="1.539cm" svg:height="0.962cm" svg:x="87.091cm" svg:y="14.008cm">
          <draw:text-box>
            <text:p>Yes</text:p>
          </draw:text-box>
        </draw:frame>
        <draw:frame draw:style-name="gr6" draw:layer="layout" svg:width="1.315cm" svg:height="0.962cm" svg:x="79.455cm" svg:y="16.522cm">
          <draw:text-box>
            <text:p>No</text:p>
          </draw:text-box>
        </draw:frame>
        <draw:frame draw:style-name="gr6" draw:layer="layout" svg:width="1.315cm" svg:height="0.962cm" svg:x="91.125cm" svg:y="17.818cm">
          <draw:text-box>
            <text:p>No</text:p>
          </draw:text-box>
        </draw:frame>
        <draw:connector draw:style-name="gr5" draw:text-style-name="P1" draw:layer="layout" svg:x1="92.355cm" svg:y1="11.242cm" svg:x2="92.44cm" svg:y2="12.43cm" draw:start-shape="id23" draw:start-glue-point="2" draw:end-shape="id22" svg:d="m92355 11242v595h85v593">
          <text:p/>
        </draw:connector>
        <draw:custom-shape draw:style-name="gr11" draw:text-style-name="P1" xml:id="id24" draw:id="id24" draw:layer="layout" svg:width="7.62cm" svg:height="5.08cm" svg:x="54.34cm" svg:y="12.43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5.135cm" svg:y1="14.97cm" svg:x2="61.96cm" svg:y2="14.97cm" draw:start-shape="id17" draw:start-glue-point="3" draw:end-shape="id24" draw:end-glue-point="7" svg:d="m65135 14970h-3175">
          <text:p/>
        </draw:connector>
        <draw:connector draw:style-name="gr5" draw:text-style-name="P1" draw:layer="layout" svg:x1="54.34cm" svg:y1="14.97cm" svg:x2="52.435cm" svg:y2="14.97cm" draw:start-shape="id24" draw:start-glue-point="5" draw:end-shape="id25" draw:end-glue-point="1" svg:d="m54340 14970h-1905">
          <text:p/>
        </draw:connector>
        <draw:frame draw:style-name="gr6" draw:layer="layout" svg:width="1.539cm" svg:height="0.962cm" svg:x="53.07cm" svg:y="13.7cm">
          <draw:text-box>
            <text:p>Yes</text:p>
          </draw:text-box>
        </draw:frame>
        <draw:frame draw:style-name="gr6" draw:layer="layout" svg:width="1.315cm" svg:height="0.962cm" svg:x="58.785cm" svg:y="11.16cm">
          <draw:text-box>
            <text:p>No</text:p>
          </draw:text-box>
        </draw:frame>
        <draw:connector draw:style-name="gr5" draw:text-style-name="P1" draw:layer="layout" svg:x1="77.2cm" svg:y1="31.48cm" svg:x2="77.2cm" svg:y2="33.385cm" draw:start-shape="id19" draw:start-glue-point="6" draw:end-shape="id14" draw:end-glue-point="0" svg:d="m77200 31480v1905">
          <text:p/>
        </draw:connector>
        <draw:custom-shape draw:style-name="gr3" draw:text-style-name="P1" xml:id="id26" draw:id="id26" draw:layer="layout" svg:width="7.62cm" svg:height="5.08cm" svg:x="56.88cm" svg:y="26.4cm">
          <text:p text:style-name="P1"><text:span text:style-name="T1">Is in Permitted</text:span></text:p>
          <text:p text:style-name="P1"><text:span text:style-name="T1">Sta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1.539cm" svg:height="0.962cm" svg:x="55.341cm" svg:y="27.67cm">
          <draw:text-box>
            <text:p>Yes</text:p>
          </draw:text-box>
        </draw:frame>
        <draw:frame draw:style-name="gr6" draw:layer="layout" svg:width="1.315cm" svg:height="0.962cm" svg:x="71.485cm" svg:y="26.91cm">
          <draw:text-box>
            <text:p>No</text:p>
          </draw:text-box>
        </draw:frame>
        <draw:connector draw:style-name="gr5" draw:text-style-name="P1" draw:layer="layout" svg:x1="73.39cm" svg:y1="28.94cm" svg:x2="64.5cm" svg:y2="28.94cm" draw:start-shape="id19" draw:start-glue-point="5" draw:end-shape="id26" svg:d="m73390 28940h-8890">
          <text:p/>
        </draw:connector>
        <draw:custom-shape draw:style-name="gr1" draw:text-style-name="P1" xml:id="id5" draw:id="id5" draw:layer="layout" svg:width="7.62cm" svg:height="5.08cm" svg:x="18.145cm" svg:y="34.02cm">
          <text:p text:style-name="P1">Copy 12 Bits of 48 Bit Node ID into Variable Fiel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1.955cm" svg:y1="31.48cm" svg:x2="21.955cm" svg:y2="34.02cm" draw:start-shape="id2" draw:start-glue-point="2" draw:end-shape="id5" draw:end-glue-point="0" svg:d="m21955 31480v2540">
          <text:p/>
        </draw:connector>
        <draw:connector draw:style-name="gr5" draw:text-style-name="P1" draw:layer="layout" svg:x1="21.955cm" svg:y1="39.1cm" svg:x2="21.955cm" svg:y2="40.37cm" draw:start-shape="id5" draw:start-glue-point="2" draw:end-shape="id27" draw:end-glue-point="0" svg:d="m21955 39100v1270">
          <text:p/>
        </draw:connector>
        <draw:custom-shape draw:style-name="gr11" draw:text-style-name="P1" xml:id="id31" draw:id="id31" draw:layer="layout" svg:width="7.62cm" svg:height="5.08cm" svg:x="88.63cm" svg:y="35.29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1.315cm" svg:height="0.962cm" svg:x="100.06cm" svg:y="41.207cm">
          <draw:text-box>
            <text:p>No</text:p>
          </draw:text-box>
        </draw:frame>
        <draw:custom-shape draw:style-name="gr12" draw:text-style-name="P1" xml:id="id28" draw:id="id28" draw:layer="layout" svg:width="7.62cm" svg:height="5.08cm" svg:x="98.155cm" svg:y="49.895cm">
          <text:p text:style-name="P1">Is Verify Node ID</text:p>
          <text:p text:style-name="P1">With 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29" draw:id="id29" draw:layer="layout" svg:width="7.62cm" svg:height="5.08cm" svg:x="98.155cm" svg:y="57.515cm">
          <text:p text:style-name="P1">Is Verify Node ID</text:p>
          <text:p text:style-name="P1">Without <text:s/>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1.965cm" svg:y1="54.975cm" svg:x2="101.965cm" svg:y2="57.515cm" draw:start-shape="id28" draw:start-glue-point="6" draw:end-shape="id29" draw:end-glue-point="4" svg:d="m101965 54975v2540">
          <text:p/>
        </draw:connector>
        <draw:custom-shape draw:style-name="gr10" draw:text-style-name="P1" xml:id="id30" draw:id="id30" draw:layer="layout" svg:width="7.62cm" svg:height="5.08cm" svg:x="126.095cm" svg:y="49.895cm">
          <text:p text:style-name="P1">Send Verified Node</text:p>
          <text:p text:style-name="P1">ID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5.484cm" svg:x1="105.775cm" svg:y1="60.055cm" svg:x2="126.095cm" svg:y2="52.435cm" draw:start-shape="id29" draw:start-glue-point="7" draw:end-shape="id30" draw:end-glue-point="3" svg:d="m105775 60055h15645v-7620h4675">
          <text:p/>
        </draw:connector>
        <draw:frame draw:style-name="gr6" draw:layer="layout" svg:width="1.539cm" svg:height="0.962cm" svg:x="105.76cm" svg:y="51.325cm">
          <draw:text-box>
            <text:p>Yes</text:p>
          </draw:text-box>
        </draw:frame>
        <draw:frame draw:style-name="gr6" draw:layer="layout" svg:width="1.539cm" svg:height="0.962cm" svg:x="105.775cm" svg:y="58.785cm">
          <draw:text-box>
            <text:p>Yes</text:p>
          </draw:text-box>
        </draw:frame>
        <draw:frame draw:style-name="gr6" draw:layer="layout" svg:width="1.315cm" svg:height="0.962cm" svg:x="102.085cm" svg:y="55.135cm">
          <draw:text-box>
            <text:p>No</text:p>
          </draw:text-box>
        </draw:frame>
        <draw:frame draw:style-name="gr6" draw:layer="layout" svg:width="1.315cm" svg:height="0.962cm" svg:x="102.555cm" svg:y="63.23cm">
          <draw:text-box>
            <text:p>No</text:p>
          </draw:text-box>
        </draw:frame>
        <draw:connector draw:style-name="gr5" draw:text-style-name="P1" draw:layer="layout" svg:x1="92.44cm" svg:y1="40.37cm" svg:x2="92.44cm" svg:y2="109.585cm" draw:start-shape="id31" draw:start-glue-point="6" draw:end-shape="id32" svg:d="m92440 40370v69215">
          <text:p/>
        </draw:connector>
        <draw:connector draw:style-name="gr5" draw:text-style-name="P1" draw:layer="layout" svg:x1="101.965cm" svg:y1="105.14cm" svg:x2="92.44cm" svg:y2="109.585cm" draw:start-shape="id33" draw:start-glue-point="2" draw:end-shape="id32" draw:end-glue-point="0" svg:d="m101965 105140v2223h-9525v2222">
          <text:p/>
        </draw:connector>
        <draw:custom-shape draw:style-name="gr2" draw:text-style-name="P1" draw:layer="layout" svg:width="13.335cm" svg:height="3.175cm" svg:x="6.985cm" svg:y="108.37cm">
          <text:p text:style-name="P1"><text:span text:style-name="T1">CAN Control Frame Messages 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3.335cm" svg:height="3.175cm" svg:x="6.985cm" svg:y="111.98cm">
          <text:p text:style-name="P1"><text:span text:style-name="T1">CAN Message Network 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4.016cm" svg:height="1.352cm" svg:x="8.049cm" svg:y="106.43cm">
          <draw:text-box>
            <text:p><text:span text:style-name="T4">Legend</text:span></text:p>
          </draw:text-box>
        </draw:frame>
        <draw:custom-shape draw:style-name="gr12" draw:text-style-name="P1" xml:id="id34" draw:id="id34" draw:layer="layout" svg:width="7.62cm" svg:height="5.08cm" svg:x="98.155cm" svg:y="65.135cm">
          <text:p text:style-name="P1">Optional </text:p>
          <text:p text:style-name="P1">Interaction</text:p>
          <text:p text:style-name="P1">Request Start</text:p>
          <text:p text:style-name="P1">via MTI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1.965cm" svg:y1="62.595cm" svg:x2="101.965cm" svg:y2="65.135cm" draw:start-shape="id29" draw:start-glue-point="6" draw:end-shape="id34" draw:end-glue-point="4" svg:d="m101965 62595v2540">
          <text:p/>
        </draw:connector>
        <draw:custom-shape draw:style-name="gr12" draw:text-style-name="P1" xml:id="id36" draw:id="id36" draw:layer="layout" svg:width="7.62cm" svg:height="5.08cm" svg:x="117.205cm" svg:y="65.135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1.539cm" svg:height="0.962cm" svg:x="105.492cm" svg:y="67.907cm">
          <draw:text-box>
            <text:p>Yes</text:p>
          </draw:text-box>
        </draw:frame>
        <draw:connector draw:style-name="gr5" draw:text-style-name="P1" draw:layer="layout" svg:x1="105.775cm" svg:y1="67.675cm" svg:x2="107.68cm" svg:y2="67.675cm" draw:start-shape="id34" draw:start-glue-point="7" draw:end-shape="id35" svg:d="m105775 67675h1905">
          <text:p/>
        </draw:connector>
        <draw:frame draw:style-name="gr6" draw:layer="layout" svg:width="1.315cm" svg:height="0.962cm" svg:x="101.965cm" svg:y="70.85cm">
          <draw:text-box>
            <text:p>No</text:p>
          </draw:text-box>
        </draw:frame>
        <draw:custom-shape draw:style-name="gr10" draw:text-style-name="P1" xml:id="id37" draw:id="id37" draw:layer="layout" svg:width="7.62cm" svg:height="5.08cm" svg:x="127.365cm" svg:y="65.135cm">
          <text:p text:style-name="P1">Send Reject Addressed Optional Interaction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40" draw:id="id40" draw:layer="layout" svg:width="7.62cm" svg:height="5.08cm" svg:x="117.205cm" svg:y="72.12cm">
          <text:p text:style-name="P1">Participate (TB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4.825cm" svg:y1="67.675cm" svg:x2="127.365cm" svg:y2="67.675cm" draw:start-shape="id36" draw:start-glue-point="7" draw:end-shape="id37" draw:end-glue-point="3" svg:d="m124825 67675h2540">
          <text:p/>
        </draw:connector>
        <draw:custom-shape draw:style-name="gr1" draw:text-style-name="P1" xml:id="id38" draw:id="id38" draw:layer="layout" svg:width="7.62cm" svg:height="5.08cm" svg:x="138.16cm" svg:y="49.89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33.715cm" svg:y1="52.435cm" svg:x2="138.16cm" svg:y2="52.435cm" draw:start-shape="id30" draw:start-glue-point="1" draw:end-shape="id38" draw:end-glue-point="3" svg:d="m133715 52435h4445">
          <text:p/>
        </draw:connector>
        <draw:custom-shape draw:style-name="gr1" draw:text-style-name="P1" xml:id="id39" draw:id="id39" draw:layer="layout" svg:width="7.62cm" svg:height="5.08cm" svg:x="138.16cm" svg:y="65.13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34.985cm" svg:y1="67.675cm" svg:x2="138.16cm" svg:y2="67.675cm" draw:start-shape="id37" draw:start-glue-point="1" draw:end-shape="id39" draw:end-glue-point="3" svg:d="m134985 67675h3175">
          <text:p/>
        </draw:connector>
        <draw:frame draw:style-name="gr6" draw:layer="layout" svg:width="1.539cm" svg:height="0.962cm" svg:x="121.65cm" svg:y="70.523cm">
          <draw:text-box>
            <text:p>Yes</text:p>
          </draw:text-box>
        </draw:frame>
        <draw:frame draw:style-name="gr6" draw:layer="layout" svg:width="1.315cm" svg:height="0.962cm" svg:x="124.78cm" svg:y="66.405cm">
          <draw:text-box>
            <text:p>No</text:p>
          </draw:text-box>
        </draw:frame>
        <draw:connector draw:style-name="gr5" draw:text-style-name="P1" draw:layer="layout" svg:x1="121.015cm" svg:y1="70.215cm" svg:x2="121.015cm" svg:y2="72.12cm" draw:start-shape="id36" draw:start-glue-point="6" draw:end-shape="id40" svg:d="m121015 70215v1905">
          <text:p/>
        </draw:connector>
        <draw:custom-shape draw:style-name="gr1" draw:text-style-name="P1" xml:id="id41" draw:id="id41" draw:layer="layout" svg:width="7.62cm" svg:height="5.08cm" svg:x="138.16cm" svg:y="72.12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4.825cm" svg:y1="74.66cm" svg:x2="138.16cm" svg:y2="74.66cm" draw:start-shape="id40" draw:start-glue-point="1" draw:end-shape="id41" draw:end-glue-point="3" svg:d="m124825 74660h13335">
          <text:p/>
        </draw:connector>
        <draw:custom-shape draw:style-name="gr8" draw:text-style-name="P3" draw:layer="layout" svg:width="5.715cm" svg:height="1.27cm" svg:x="27.269cm" svg:y="88.928cm">
          <text:p text:style-name="P1"><text:span text:style-name="T5">Paragraph 7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draw:layer="layout" svg:width="5.715cm" svg:height="1.27cm" svg:x="84.185cm" svg:y="18.78cm">
          <text:p text:style-name="P1"><text:span text:style-name="T5">Paragraph 7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draw:layer="layout" svg:width="5.715cm" svg:height="1.27cm" svg:x="127.365cm" svg:y="55.61cm">
          <text:p text:style-name="P1"><text:span text:style-name="T5">Paragraph 7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draw:layer="layout" svg:width="5.715cm" svg:height="1.27cm" svg:x="129.27cm" svg:y="59.42cm">
          <text:p text:style-name="P1"><text:span text:style-name="T5">Paragraph 7.4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layer="layout" svg:width="1.539cm" svg:height="0.962cm" svg:x="105.14cm" svg:y="36.762cm">
          <draw:text-box>
            <text:p>Yes</text:p>
          </draw:text-box>
        </draw:frame>
        <draw:custom-shape draw:style-name="gr12" draw:text-style-name="P1" xml:id="id35" draw:id="id35" draw:layer="layout" svg:width="7.62cm" svg:height="5.08cm" svg:x="107.68cm" svg:y="65.135cm">
          <text:p text:style-name="P1">Is Message</text:p>
          <text:p text:style-name="P1">Addre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1.539cm" svg:height="0.962cm" svg:x="115.3cm" svg:y="67.983cm">
          <draw:text-box>
            <text:p>Yes</text:p>
          </draw:text-box>
        </draw:frame>
        <draw:custom-shape draw:style-name="gr12" draw:text-style-name="P1" xml:id="id42" draw:id="id42" draw:layer="layout" svg:width="7.62cm" svg:height="5.08cm" svg:x="116.57cm" svg:y="79.105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44" draw:id="id44" draw:layer="layout" svg:width="7.62cm" svg:height="5.08cm" svg:x="116.57cm" svg:y="86.09cm">
          <text:p text:style-name="P1">Participate (TB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4.19cm" svg:y1="81.645cm" svg:x2="138.16cm" svg:y2="81.645cm" draw:start-shape="id42" draw:start-glue-point="7" draw:end-shape="id43" draw:end-glue-point="3" svg:d="m124190 81645h13970">
          <text:p/>
        </draw:connector>
        <draw:custom-shape draw:style-name="gr1" draw:text-style-name="P1" xml:id="id43" draw:id="id43" draw:layer="layout" svg:width="7.62cm" svg:height="5.08cm" svg:x="138.16cm" svg:y="79.10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539cm" svg:height="0.962cm" svg:x="121.381cm" svg:y="84.185cm">
          <draw:text-box>
            <text:p>Yes</text:p>
          </draw:text-box>
        </draw:frame>
        <draw:frame draw:style-name="gr6" draw:layer="layout" svg:width="1.315cm" svg:height="0.962cm" svg:x="124.78cm" svg:y="80.683cm">
          <draw:text-box>
            <text:p>No</text:p>
          </draw:text-box>
        </draw:frame>
        <draw:connector draw:style-name="gr5" draw:text-style-name="P1" draw:layer="layout" svg:x1="120.38cm" svg:y1="84.185cm" svg:x2="120.38cm" svg:y2="86.09cm" draw:start-shape="id42" draw:start-glue-point="6" draw:end-shape="id44" svg:d="m120380 84185v1905">
          <text:p/>
        </draw:connector>
        <draw:custom-shape draw:style-name="gr1" draw:text-style-name="P1" xml:id="id45" draw:id="id45" draw:layer="layout" svg:width="7.62cm" svg:height="5.08cm" svg:x="138.16cm" svg:y="86.09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4.19cm" svg:y1="88.63cm" svg:x2="138.16cm" svg:y2="88.63cm" draw:start-shape="id44" draw:start-glue-point="1" draw:end-shape="id45" draw:end-glue-point="3" svg:d="m124190 88630h13970">
          <text:p/>
        </draw:connector>
        <draw:custom-shape draw:style-name="gr8" draw:text-style-name="P3" draw:layer="layout" svg:width="5.715cm" svg:height="1.27cm" svg:x="124.825cm" svg:y="78.47cm">
          <text:p text:style-name="P1"><text:span text:style-name="T5">Paragraph 7.4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111.49cm" svg:y1="70.215cm" svg:x2="116.57cm" svg:y2="81.645cm" draw:start-shape="id35" draw:start-glue-point="6" draw:end-shape="id42" draw:end-glue-point="5" svg:d="m111490 70215v11430h5080">
          <text:p/>
        </draw:connector>
        <draw:frame draw:style-name="gr6" draw:layer="layout" svg:width="1.315cm" svg:height="0.962cm" svg:x="112.08cm" svg:y="70.523cm">
          <draw:text-box>
            <text:p>No</text:p>
          </draw:text-box>
        </draw:frame>
        <draw:connector draw:style-name="gr5" draw:text-style-name="P1" draw:layer="layout" svg:x1="101.965cm" svg:y1="70.215cm" svg:x2="101.965cm" svg:y2="93.075cm" draw:start-shape="id34" draw:start-glue-point="6" draw:end-shape="id46" svg:d="m101965 70215v22860">
          <text:p/>
        </draw:connector>
        <draw:connector draw:style-name="gr5" draw:text-style-name="P1" draw:layer="layout" svg:x1="101.965cm" svg:y1="98.155cm" svg:x2="101.965cm" svg:y2="100.06cm" draw:start-shape="id46" draw:start-glue-point="6" draw:end-shape="id33" draw:end-glue-point="0" svg:d="m101965 98155v1905">
          <text:p/>
        </draw:connector>
        <draw:custom-shape draw:style-name="gr12" draw:text-style-name="P1" xml:id="id46" draw:id="id46" draw:layer="layout" svg:width="7.62cm" svg:height="5.08cm" svg:x="98.155cm" svg:y="93.075cm">
          <text:p text:style-name="P1">Is Terminate Due </text:p>
          <text:p text:style-name="P1">to Error mess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47" draw:id="id47" draw:layer="layout" svg:width="7.62cm" svg:height="5.08cm" svg:x="116.57cm" svg:y="93.075cm">
          <text:p text:style-name="P1">Reset any state from on going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8" draw:id="id48" draw:layer="layout" svg:width="7.62cm" svg:height="5.08cm" svg:x="138.16cm" svg:y="93.07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4.19cm" svg:y1="95.615cm" svg:x2="138.16cm" svg:y2="95.615cm" draw:start-shape="id47" draw:start-glue-point="1" draw:end-shape="id48" draw:end-glue-point="3" svg:d="m124190 95615h13970">
          <text:p/>
        </draw:connector>
        <draw:connector draw:style-name="gr5" draw:text-style-name="P1" draw:layer="layout" svg:x1="105.775cm" svg:y1="95.615cm" svg:x2="116.57cm" svg:y2="95.615cm" draw:start-shape="id46" draw:start-glue-point="7" draw:end-shape="id47" draw:end-glue-point="3" svg:d="m105775 95615h10795">
          <text:p/>
        </draw:connector>
        <draw:custom-shape draw:style-name="gr8" draw:text-style-name="P3" draw:layer="layout" svg:width="5.715cm" svg:height="1.27cm" svg:x="108.95cm" svg:y="92.927cm">
          <text:p text:style-name="P1"><text:span text:style-name="T5">Paragraph 7.4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xml:id="id49" draw:id="id49" draw:layer="layout" svg:width="10.16cm" svg:height="7.62cm" svg:x="53.07cm" svg:y="54.975cm">
          <text:p text:style-name="P1">Does error prevent</text:p>
          <text:p text:style-name="P1">on going interaction</text:p>
          <text:p text:style-name="P1">another 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51" draw:id="id51" draw:layer="layout" svg:width="7.62cm" svg:height="5.08cm" svg:x="54.34cm" svg:y="72.755cm">
          <text:p text:style-name="P1">Reset any state from on going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2" draw:id="id52" draw:layer="layout" svg:width="7.62cm" svg:height="5.08cm" svg:x="54.34cm" svg:y="79.74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50" draw:id="id50" draw:layer="layout" svg:width="7.62cm" svg:height="5.08cm" svg:x="54.34cm" svg:y="65.77cm">
          <text:p text:style-name="P1"><text:span text:style-name="T8">Send</text:span></text:p>
          <text:p text:style-name="P1"><text:span text:style-name="T8">Terminate Due to </text:span></text:p>
          <text:p text:style-name="P1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715cm" svg:height="1.27cm" svg:x="65.135cm" svg:y="65.135cm">
          <text:p text:style-name="P1"><text:span text:style-name="T5">Paragraph 7.4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58.15cm" svg:y1="62.595cm" svg:x2="58.15cm" svg:y2="65.77cm" draw:start-shape="id49" draw:start-glue-point="6" draw:end-shape="id50" draw:end-glue-point="0" svg:d="m58150 62595v3175">
          <text:p/>
        </draw:connector>
        <draw:connector draw:style-name="gr5" draw:text-style-name="P1" draw:layer="layout" svg:x1="58.15cm" svg:y1="70.85cm" svg:x2="58.15cm" svg:y2="72.755cm" draw:start-shape="id50" draw:start-glue-point="2" draw:end-shape="id51" draw:end-glue-point="0" svg:d="m58150 70850v1905">
          <text:p/>
        </draw:connector>
        <draw:connector draw:style-name="gr5" draw:text-style-name="P1" draw:layer="layout" svg:x1="58.15cm" svg:y1="77.835cm" svg:x2="58.15cm" svg:y2="79.74cm" draw:start-shape="id51" draw:start-glue-point="2" draw:end-shape="id52" draw:end-glue-point="0" svg:d="m58150 77835v1905">
          <text:p/>
        </draw:connector>
        <draw:connector draw:style-name="gr5" draw:text-style-name="P1" draw:layer="layout" svg:x1="96.25cm" svg:y1="37.83cm" svg:x2="98.155cm" svg:y2="37.83cm" draw:start-shape="id31" draw:start-glue-point="7" draw:end-shape="id53" draw:end-glue-point="5" svg:d="m96250 37830h1905">
          <text:p/>
        </draw:connector>
        <draw:connector draw:style-name="gr5" draw:text-style-name="P1" draw:layer="layout" svg:x1="92.44cm" svg:y1="31.48cm" svg:x2="92.44cm" svg:y2="35.29cm" draw:start-shape="id18" draw:start-glue-point="6" draw:end-shape="id31" draw:end-glue-point="4" svg:d="m92440 31480v3810">
          <text:p/>
        </draw:connector>
        <draw:connector draw:style-name="gr5" draw:text-style-name="P1" draw:layer="layout" svg:x1="101.965cm" svg:y1="40.37cm" svg:x2="101.965cm" svg:y2="49.895cm" draw:start-shape="id53" draw:start-glue-point="6" draw:end-shape="id28" draw:end-glue-point="4" svg:d="m101965 40370v9525">
          <text:p/>
        </draw:connector>
        <draw:connector draw:style-name="gr5" draw:text-style-name="P1" draw:layer="layout" svg:x1="105.775cm" svg:y1="37.83cm" svg:x2="107.68cm" svg:y2="37.83cm" draw:start-shape="id53" draw:start-glue-point="7" draw:end-shape="id12" draw:end-glue-point="5" svg:d="m105775 37830h1905">
          <text:p/>
        </draw:connector>
        <draw:custom-shape draw:style-name="gr1" draw:text-style-name="P1" xml:id="id55" draw:id="id55" draw:layer="layout" svg:width="7.62cm" svg:height="5.08cm" svg:x="27.035cm" svg:y="26.4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6.56cm" svg:y1="28.94cm" svg:x2="34.655cm" svg:y2="28.94cm" draw:start-shape="id54" draw:start-glue-point="3" draw:end-shape="id55" draw:end-glue-point="1" svg:d="m36560 28940h-1905">
          <text:p/>
        </draw:connector>
        <draw:connector draw:style-name="gr5" draw:text-style-name="P1" draw:layer="layout" svg:x1="21.955cm" svg:y1="12.43cm" svg:x2="21.955cm" svg:y2="13.7cm" draw:start-shape="id56" draw:start-glue-point="2" draw:end-shape="id57" draw:end-glue-point="0" svg:d="m21955 12430v1270">
          <text:p/>
        </draw:connector>
        <draw:connector draw:style-name="gr5" draw:text-style-name="P1" draw:layer="layout" svg:x1="21.955cm" svg:y1="18.78cm" svg:x2="21.955cm" svg:y2="20.05cm" draw:start-shape="id57" draw:start-glue-point="2" draw:end-shape="id58" draw:end-glue-point="0" svg:d="m21955 18780v1270">
          <text:p/>
        </draw:connector>
        <draw:connector draw:style-name="gr5" draw:text-style-name="P1" draw:layer="layout" svg:x1="21.955cm" svg:y1="25.13cm" svg:x2="21.955cm" svg:y2="26.4cm" draw:start-shape="id58" draw:start-glue-point="2" draw:end-shape="id2" draw:end-glue-point="0" svg:d="m21955 25130v1270">
          <text:p/>
        </draw:connector>
        <draw:connector draw:style-name="gr5" draw:text-style-name="P1" draw:layer="layout" draw:line-skew="2.038cm" svg:x1="60.69cm" svg:y1="31.48cm" svg:x2="30.845cm" svg:y2="31.48cm" draw:start-shape="id26" draw:start-glue-point="6" draw:end-shape="id55" draw:end-glue-point="2" svg:d="m60690 31480v2540h-29845v-2540">
          <text:p/>
        </draw:connector>
        <draw:frame draw:style-name="gr6" draw:layer="layout" svg:width="1.315cm" svg:height="0.962cm" svg:x="61.28cm" svg:y="31.48cm">
          <draw:text-box>
            <text:p>No</text:p>
          </draw:text-box>
        </draw:frame>
        <draw:custom-shape draw:style-name="gr1" draw:text-style-name="P1" xml:id="id59" draw:id="id59" draw:layer="layout" svg:width="7.62cm" svg:height="5.08cm" svg:x="35.29cm" svg:y="12.43cm">
          <text:p text:style-name="P1">Go Offline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4.815cm" svg:y1="14.97cm" svg:x2="42.91cm" svg:y2="14.97cm" draw:start-shape="id25" draw:start-glue-point="3" draw:end-shape="id59" draw:end-glue-point="1" svg:d="m44815 14970h-1905">
          <text:p/>
        </draw:connector>
        <draw:custom-shape draw:style-name="gr1" draw:text-style-name="P1" xml:id="id60" draw:id="id60" draw:layer="layout" svg:width="7.62cm" svg:height="5.08cm" svg:x="35.29cm" svg:y="6.715cm">
          <text:p text:style-name="P1">Implementer Defined Action</text:p>
          <text:p text:style-name="P1">(Optional)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8.15cm" svg:y1="12.43cm" svg:x2="42.91cm" svg:y2="9.255cm" draw:start-shape="id24" draw:start-glue-point="4" draw:end-shape="id60" draw:end-glue-point="1" svg:d="m58150 12430v-3175h-15240">
          <text:p/>
        </draw:connector>
        <draw:custom-shape draw:style-name="gr13" draw:text-style-name="P6" xml:id="id61" draw:id="id61" draw:layer="layout" svg:width="7.62cm" svg:height="5.08cm" svg:x="88.63cm" svg:y="18.78cm">
          <text:p text:style-name="P1"><text:span text:style-name="T1">Is 48 Bit NodeID </text:span></text:p>
          <text:p text:style-name="P1"><text:span text:style-name="T1">same as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88.63cm" svg:y1="21.32cm" svg:x2="68.945cm" svg:y2="17.51cm" draw:start-shape="id61" draw:start-glue-point="5" draw:end-shape="id17" draw:end-glue-point="2" svg:d="m88630 21320h-19685v-3810">
          <text:p/>
        </draw:connector>
        <draw:custom-shape draw:style-name="gr12" draw:text-style-name="P1" xml:id="id62" draw:id="id62" draw:layer="layout" svg:width="7.62cm" svg:height="5.08cm" svg:x="110.855cm" svg:y="49.895cm">
          <text:p text:style-name="P1">Dest ID match</text:p>
          <text:p text:style-name="P1">our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8.475cm" svg:y1="52.435cm" svg:x2="126.095cm" svg:y2="52.435cm" draw:start-shape="id62" draw:start-glue-point="7" draw:end-shape="id30" draw:end-glue-point="3" svg:d="m118475 52435h7620">
          <text:p/>
        </draw:connector>
        <draw:connector draw:style-name="gr5" draw:text-style-name="P1" draw:layer="layout" svg:x1="105.775cm" svg:y1="52.435cm" svg:x2="110.855cm" svg:y2="52.435cm" draw:start-shape="id28" draw:start-glue-point="7" draw:end-shape="id62" draw:end-glue-point="5" svg:d="m105775 52435h5080">
          <text:p/>
        </draw:connector>
        <draw:frame draw:style-name="gr6" draw:layer="layout" svg:width="1.539cm" svg:height="0.962cm" svg:x="117.936cm" svg:y="51.247cm">
          <draw:text-box>
            <text:p>Yes</text:p>
          </draw:text-box>
        </draw:frame>
        <draw:frame draw:style-name="gr6" draw:layer="layout" svg:width="1.315cm" svg:height="0.962cm" svg:x="111.855cm" svg:y="49.015cm">
          <draw:text-box>
            <text:p>No</text:p>
          </draw:text-box>
        </draw:frame>
        <draw:custom-shape draw:style-name="gr1" draw:text-style-name="P1" xml:id="id63" draw:id="id63" draw:layer="layout" svg:width="7.62cm" svg:height="5.08cm" svg:x="117.205cm" svg:y="44.18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4.665cm" svg:y1="49.895cm" svg:x2="117.205cm" svg:y2="46.72cm" draw:start-shape="id62" draw:start-glue-point="4" draw:end-shape="id63" draw:end-glue-point="3" svg:d="m114665 49895v-3175h2540">
          <text:p/>
        </draw:connector>
        <draw:custom-shape draw:style-name="gr2" draw:text-style-name="P1" xml:id="id64" draw:id="id64" draw:layer="layout" svg:width="7.62cm" svg:height="5.08cm" svg:x="46.72cm" svg:y="26.4cm">
          <text:p text:style-name="P1"><text:span text:style-name="T1">Set Node as Inhibi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6.88cm" svg:y1="28.94cm" svg:x2="54.34cm" svg:y2="28.94cm" draw:start-shape="id26" draw:start-glue-point="5" draw:end-shape="id64" draw:end-glue-point="1" svg:d="m56880 28940h-2540">
          <text:p/>
        </draw:connector>
        <draw:connector draw:style-name="gr5" draw:text-style-name="P1" draw:layer="layout" svg:x1="46.72cm" svg:y1="28.94cm" svg:x2="44.18cm" svg:y2="28.94cm" draw:start-shape="id64" draw:start-glue-point="3" draw:end-shape="id54" draw:end-glue-point="1" svg:d="m46720 28940h-2540">
          <text:p/>
        </draw:connector>
        <draw:connector draw:style-name="gr5" draw:text-style-name="P1" draw:layer="layout" svg:x1="27.035cm" svg:y1="28.94cm" svg:x2="25.765cm" svg:y2="28.94cm" draw:start-shape="id55" draw:start-glue-point="3" draw:end-shape="id2" svg:d="m27035 28940h-1270">
          <text:p/>
        </draw:connector>
        <draw:rect draw:style-name="gr15" draw:text-style-name="P1" draw:layer="layout" svg:width="35.56cm" svg:height="5.715cm" svg:x="76.295cm" svg:y="18.862cm">
          <text:p/>
        </draw:rect>
        <draw:custom-shape draw:style-name="gr8" draw:text-style-name="P3" draw:layer="layout" svg:width="5.715cm" svg:height="1.27cm" svg:x="68.31cm" svg:y="24.062cm">
          <text:p text:style-name="P1"><text:span text:style-name="T5">Paragraph 6.2.5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layer="layout" svg:width="13.807cm" svg:height="0.962cm" svg:x="97.25cm" svg:y="23.307cm">
          <draw:text-box>
            <text:p>Error in Message Frame Spec will be Removed</text:p>
          </draw:text-box>
        </draw:frame>
        <draw:connector draw:style-name="gr5" draw:text-style-name="P1" draw:layer="layout" svg:x1="92.44cm" svg:y1="17.51cm" svg:x2="92.44cm" svg:y2="26.4cm" draw:start-shape="id22" draw:start-glue-point="6" draw:end-shape="id18" draw:end-glue-point="4" svg:d="m92440 17510v8890">
          <text:p/>
        </draw:connector>
        <draw:connector draw:style-name="gr5" draw:text-style-name="P1" draw:layer="layout" svg:x1="21.955cm" svg:y1="45.45cm" svg:x2="21.955cm" svg:y2="46.72cm" draw:start-shape="id27" draw:start-glue-point="2" draw:end-shape="id65" draw:end-glue-point="4" svg:d="m21955 45450v1270">
          <text:p/>
        </draw:connector>
        <draw:connector draw:style-name="gr5" draw:text-style-name="P1" draw:layer="layout" svg:x1="18.145cm" svg:y1="49.26cm" svg:x2="9.89cm" svg:y2="31.48cm" draw:start-shape="id65" draw:start-glue-point="5" draw:end-shape="id1" draw:end-glue-point="2" svg:d="m18145 49260h-8255v-17780">
          <text:p/>
        </draw:connector>
        <draw:connector draw:style-name="gr5" draw:text-style-name="P1" draw:layer="layout" svg:x1="21.955cm" svg:y1="51.8cm" svg:x2="21.955cm" svg:y2="53.705cm" draw:start-shape="id65" draw:start-glue-point="6" draw:end-shape="id3" draw:end-glue-point="4" svg:d="m21955 51800v1905">
          <text:p/>
        </draw:connector>
        <draw:custom-shape draw:style-name="gr1" draw:text-style-name="P1" xml:id="id66" draw:id="id66" draw:layer="layout" svg:width="7.62cm" svg:height="5.08cm" svg:x="138.16cm" svg:y="41.64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315cm" svg:height="0.962cm" svg:x="142.925cm" svg:y="40.452cm">
          <draw:text-box>
            <text:p>No</text:p>
          </draw:text-box>
        </draw:frame>
        <draw:connector draw:style-name="gr5" draw:text-style-name="P1" draw:layer="layout" svg:x1="141.97cm" svg:y1="40.37cm" svg:x2="141.97cm" svg:y2="41.64cm" draw:start-shape="id13" draw:start-glue-point="2" draw:end-shape="id66" draw:end-glue-point="0" svg:d="m141970 40370v1270">
          <text:p/>
        </draw:connector>
        <draw:frame draw:style-name="gr6" draw:layer="layout" svg:width="1.315cm" svg:height="0.962cm" svg:x="91.125cm" svg:y="41.005cm">
          <draw:text-box>
            <text:p>No</text:p>
          </draw:text-box>
        </draw:frame>
        <draw:connector draw:style-name="gr5" draw:text-style-name="P1" draw:layer="layout" svg:x1="115.3cm" svg:y1="67.675cm" svg:x2="117.205cm" svg:y2="67.675cm" draw:start-shape="id35" draw:start-glue-point="7" draw:end-shape="id36" draw:end-glue-point="5" svg:d="m115300 67675h1905">
          <text:p/>
        </draw:connector>
        <draw:custom-shape draw:style-name="gr3" draw:text-style-name="P7" xml:id="id67" draw:id="id67" draw:layer="layout" svg:width="7.62cm" svg:height="5.08cm" svg:x="18.145cm" svg:y="63.23cm">
          <text:p text:style-name="P1"><text:span text:style-name="T9">50ms Expir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1.315cm" svg:height="0.962cm" svg:x="22.545cm" svg:y="52.108cm">
          <draw:text-box>
            <text:p>No</text:p>
          </draw:text-box>
        </draw:frame>
        <draw:frame draw:style-name="gr6" draw:layer="layout" svg:width="1.315cm" svg:height="0.962cm" svg:x="16.195cm" svg:y="64.5cm">
          <draw:text-box>
            <text:p>No</text:p>
          </draw:text-box>
        </draw:frame>
        <draw:frame draw:style-name="gr16" draw:layer="layout" svg:width="1.539cm" svg:height="0.962cm" svg:x="22.59cm" svg:y="68.618cm">
          <draw:text-box>
            <text:p>Yes</text:p>
          </draw:text-box>
        </draw:frame>
        <draw:connector draw:style-name="gr5" draw:text-style-name="P1" draw:layer="layout" svg:x1="21.955cm" svg:y1="58.785cm" svg:x2="21.955cm" svg:y2="63.23cm" draw:start-shape="id3" draw:start-glue-point="6" draw:end-shape="id67" draw:end-glue-point="4" svg:d="m21955 58785v4445">
          <text:p/>
        </draw:connector>
        <draw:custom-shape draw:style-name="gr3" draw:text-style-name="P1" xml:id="id68" draw:id="id68" draw:layer="layout" svg:width="7.62cm" svg:height="5.08cm" svg:x="8.254cm" svg:y="63.23cm">
          <text:p text:style-name="P1"><text:span text:style-name="T1">Receive RID</text:span></text:p>
          <text:p text:style-name="P1"><text:span text:style-name="T1">Fram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539cm" svg:height="1.27cm" svg:x="6.715cm" svg:y="64.5cm">
          <draw:text-box>
            <text:p>Yes</text:p>
          </draw:text-box>
        </draw:frame>
        <draw:connector draw:style-name="gr5" draw:text-style-name="P1" draw:layer="layout" svg:x1="18.145cm" svg:y1="65.77cm" svg:x2="15.874cm" svg:y2="65.77cm" draw:start-shape="id67" draw:start-glue-point="5" draw:end-shape="id68" draw:end-glue-point="7" svg:d="m18145 65770h-2271">
          <text:p/>
        </draw:connector>
        <draw:frame draw:style-name="gr6" draw:layer="layout" svg:width="1.315cm" svg:height="0.962cm" svg:x="12.43cm" svg:y="62.268cm">
          <draw:text-box>
            <text:p>No</text:p>
          </draw:text-box>
        </draw:frame>
        <draw:connector draw:style-name="gr5" draw:text-style-name="P1" draw:layer="layout" draw:line-skew="-1.404cm" svg:x1="12.064cm" svg:y1="63.23cm" svg:x2="21.955cm" svg:y2="63.23cm" draw:start-shape="id68" draw:start-glue-point="4" draw:end-shape="id67" draw:end-glue-point="4" svg:d="m12064 63230v-1905h9891v1905">
          <text:p/>
        </draw:connector>
        <draw:connector draw:style-name="gr5" draw:text-style-name="P1" draw:layer="layout" draw:line-skew="-0.769cm" svg:x1="8.254cm" svg:y1="65.77cm" svg:x2="6.08cm" svg:y2="28.94cm" draw:start-shape="id68" draw:start-glue-point="5" draw:end-shape="id1" draw:end-glue-point="3" svg:d="m8254 65770h-3444v-36830h1270">
          <text:p/>
        </draw:connector>
        <draw:connector draw:style-name="gr5" draw:text-style-name="P1" draw:layer="layout" svg:x1="21.955cm" svg:y1="68.31cm" svg:x2="21.955cm" svg:y2="70.85cm" draw:start-shape="id67" draw:start-glue-point="6" draw:end-shape="id6" draw:end-glue-point="0" svg:d="m21955 68310v2540">
          <text:p/>
        </draw:connector>
        <draw:custom-shape draw:style-name="gr10" draw:text-style-name="P1" xml:id="id21" draw:id="id21" draw:layer="layout" svg:width="7.62cm" svg:height="5.08cm" svg:x="18.145cm" svg:y="96.25cm">
          <text:p text:style-name="P1"><text:span text:style-name="T1">Set Node as</text:span></text:p>
          <text:p text:style-name="P1"><text:span text:style-name="T1">Initializ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1.955cm" svg:y1="101.33cm" svg:x2="21.955cm" svg:y2="102.6cm" draw:start-shape="id21" draw:start-glue-point="2" draw:end-shape="id69" draw:end-glue-point="0" svg:d="m21955 101330v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2.4cm" fo:page-height="116.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1-15T09:23:37</meta:creation-date>
    <dc:date>2012-02-16T19:56:18</dc:date>
    <dc:creator>Jim Kueneman</dc:creator>
    <meta:editing-duration>P5DT1H15M32S</meta:editing-duration>
    <meta:editing-cycles>65</meta:editing-cycles>
    <meta:generator>OpenOffice.org/3.3$Unix OpenOffice.org_project/330m20$Build-9567</meta:generator>
    <meta:printed-by>Jim Kueneman</meta:printed-by>
    <meta:print-date>2012-01-15T11:19:26</meta:print-date>
    <meta:document-statistic meta:object-count="210"/>
  </office:meta>
</office:document-meta>
</file>